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verridingClassLoader.isEligibleForOverriding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ridingClassLoader.openStreamForClas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verridingClassLoader.loadClassForOverriding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verridingClassLoader.loadClass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verridingClassLoader.OverridingClassLoader( @ Nullable ClassLoader parent , @ Nullable ClassLoader override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verridingClassLoader.loadClass( String name , boolean resolv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verridingClassLoader.OverridingClassLoader( @ Nullable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ridingClassLoader.loadBytesForClass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verridingClassLoader.transformIfNecessary( String name ,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